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 Mono" fo:font-size="7pt" officeooo:rsid="001a7cd5" officeooo:paragraph-rsid="0035a3d3" style:font-size-asian="7pt" style:font-size-complex="7pt"/>
    </style:style>
    <style:style style:name="P2" style:family="paragraph" style:parent-style-name="Footer">
      <style:text-properties style:font-name="DejaVu Sans Mono" fo:font-size="7pt" officeooo:rsid="000e3427" officeooo:paragraph-rsid="0035a3d3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10pt" style:text-underline-style="solid" style:text-underline-width="auto" style:text-underline-color="font-color" fo:font-weight="bold" officeooo:rsid="00174aa5" officeooo:paragraph-rsid="003a05fc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Open Sans" officeooo:rsid="00174aa5" officeooo:paragraph-rsid="00174aa5"/>
    </style:style>
    <style:style style:name="P5" style:family="paragraph" style:parent-style-name="Standard">
      <style:text-properties style:font-name="Open Sans" fo:font-size="11pt" officeooo:rsid="003a05fc" officeooo:paragraph-rsid="003a05fc" style:font-size-asian="11pt" style:font-size-complex="11pt"/>
    </style:style>
    <style:style style:name="P6" style:family="paragraph" style:parent-style-name="Standard">
      <style:text-properties style:font-name="Open Sans" fo:font-size="11pt" officeooo:rsid="0010d855" officeooo:paragraph-rsid="00190ae5" style:font-size-asian="11pt" style:font-size-complex="11pt"/>
    </style:style>
    <style:style style:name="P7" style:family="paragraph" style:parent-style-name="Standard">
      <style:text-properties style:font-name="Open Sans" fo:font-size="11pt" officeooo:rsid="0010d855" officeooo:paragraph-rsid="003a05fc" style:font-size-asian="11pt" style:font-size-complex="11pt"/>
    </style:style>
    <style:style style:name="P8" style:family="paragraph" style:parent-style-name="Standard">
      <style:text-properties style:font-name="Open Sans" fo:font-size="11pt" fo:font-weight="bold" officeooo:rsid="003a05fc" officeooo:paragraph-rsid="003a05fc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Open Sans" fo:font-size="11pt" fo:font-style="italic" officeooo:rsid="003a05fc" officeooo:paragraph-rsid="003a05fc" style:font-size-asian="11pt" style:font-style-asian="italic" style:font-size-complex="11pt" style:font-style-complex="italic"/>
    </style:style>
    <style:style style:name="P10" style:family="paragraph" style:parent-style-name="Standard">
      <style:text-properties style:font-name="Open Sans" fo:font-size="11pt" fo:font-style="italic" style:text-underline-style="solid" style:text-underline-width="auto" style:text-underline-color="font-color" officeooo:rsid="003a05fc" officeooo:paragraph-rsid="003a05fc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break-before="column"/>
      <style:text-properties style:font-name="Open Sans" fo:font-size="11pt" officeooo:rsid="0010d855" officeooo:paragraph-rsid="00190ae5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Open Sans" style:text-underline-style="solid" style:text-underline-width="auto" style:text-underline-color="font-color" fo:font-weight="bold" officeooo:rsid="003a05fc" officeooo:paragraph-rsid="003a05fc" style:font-weight-asian="bold" style:font-weight-complex="bold"/>
    </style:style>
    <style:style style:name="P13" style:family="paragraph" style:parent-style-name="Standard">
      <style:text-properties style:font-name="Open Sans" fo:font-size="11pt" officeooo:rsid="0010d855" officeooo:paragraph-rsid="003a05fc" style:font-size-asian="11pt" style:font-size-complex="11pt"/>
    </style:style>
    <style:style style:name="P14" style:family="paragraph" style:parent-style-name="Standard">
      <style:text-properties style:font-name="Open Sans" fo:font-size="11pt" officeooo:rsid="0010d855" officeooo:paragraph-rsid="00190ae5" style:font-size-asian="11pt" style:font-size-complex="11pt"/>
    </style:style>
    <style:style style:name="P15" style:family="paragraph" style:parent-style-name="Standard">
      <style:text-properties style:font-name="Open Sans" fo:font-size="11pt" officeooo:rsid="0010d855" officeooo:paragraph-rsid="003a5e8f" style:font-size-asian="11pt" style:font-size-complex="11pt"/>
    </style:style>
    <style:style style:name="P16" style:family="paragraph" style:parent-style-name="Standard">
      <style:text-properties style:font-name="Open Sans" fo:font-size="11pt" officeooo:rsid="003a05fc" officeooo:paragraph-rsid="003a5e8f" style:font-size-asian="11pt" style:font-size-complex="11pt"/>
    </style:style>
    <style:style style:name="P17" style:family="paragraph" style:parent-style-name="Standard">
      <style:text-properties style:font-name="Open Sans" fo:font-size="11pt" officeooo:rsid="00174aa5" officeooo:paragraph-rsid="00174aa5" style:font-size-asian="11pt" style:font-size-complex="11pt"/>
    </style:style>
    <style:style style:name="P18" style:family="paragraph" style:parent-style-name="Standard">
      <style:text-properties style:font-name="Open Sans" fo:font-size="11pt" officeooo:rsid="003a5e8f" officeooo:paragraph-rsid="003a5e8f" style:font-size-asian="11pt" style:font-size-complex="11pt"/>
    </style:style>
    <style:style style:name="P19" style:family="paragraph" style:parent-style-name="Standard">
      <style:text-properties style:font-name="Open Sans" fo:font-size="11pt" fo:font-weight="bold" officeooo:rsid="003a05fc" officeooo:paragraph-rsid="003a5e8f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Open Sans" fo:font-size="11pt" fo:font-style="italic" style:text-underline-style="solid" style:text-underline-width="auto" style:text-underline-color="font-color" officeooo:rsid="003a5e8f" officeooo:paragraph-rsid="003a5e8f" style:font-size-asian="11pt" style:font-style-asian="italic" style:font-size-complex="11pt" style:font-style-complex="italic"/>
    </style:style>
    <style:style style:name="T1" style:family="text">
      <style:text-properties officeooo:rsid="003a05f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officeooo:rsid="0022c763" style:font-weight-asian="normal" style:font-weight-complex="normal"/>
    </style:style>
    <style:style style:name="T5" style:family="text">
      <style:text-properties style:text-underline-style="none" fo:font-weight="normal" officeooo:rsid="00359a23" style:font-weight-asian="normal" style:font-weight-complex="normal"/>
    </style:style>
    <style:style style:name="T6" style:family="text">
      <style:text-properties style:text-underline-style="none" fo:font-weight="normal" officeooo:rsid="003a05fc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narchia</text:p>
      <text:p text:style-name="P3"><text:span text:style-name="T4">(</text:span><text:span text:style-name="T5">frei nach </text:span><text:span text:style-name="T6">Ufo von Yok Quetschenpaua</text:span><text:span text:style-name="T4">)</text:span></text:p>
      <text:p text:style-name="P4"/>
      <text:p text:style-name="P5"><text:span text:style-name="T9">Intro:</text:span> <text:span text:style-name="T3">|: F <text:s/>A | Bb <text:s/>C :|</text:span></text:p>
      <text:p text:style-name="P17"/>
      <text:p text:style-name="P20">1. Strophe:</text:p>
      <text:p text:style-name="P18"/>
      <text:p text:style-name="P8">F<text:tab/><text:tab/><text:tab/>am</text:p>
      <text:p text:style-name="P6">Recently I saw a ufo in Berlin</text:p>
      <text:p text:style-name="P8">Bb<text:tab/><text:tab/><text:tab/><text:tab/><text:tab/>C</text:p>
      <text:p text:style-name="P6">in Kreuzberg near the Heinrichplatz</text:p>
      <text:p text:style-name="P8">F<text:tab/><text:tab/><text:tab/>am</text:p>
      <text:p text:style-name="P6">with bunch of colorful creatures in</text:p>
      <text:p text:style-name="P8">Bb<text:tab/><text:tab/><text:tab/><text:tab/><text:tab/>C</text:p>
      <text:p text:style-name="P6">they jumped out the ship like cats.</text:p>
      <text:p text:style-name="P6"/>
      <text:p text:style-name="P9"><text:span text:style-name="T2">Bridge:</text:span><text:span text:style-name="T7"> </text:span><text:span text:style-name="T8"><text:s/>| am | dm | gm | F A7 |</text:span></text:p>
      <text:p text:style-name="P6"/>
      <text:p text:style-name="P20">2. Strophe:</text:p>
      <text:p text:style-name="P18"/>
      <text:p text:style-name="P6">At first the folk all looked confused</text:p>
      <text:p text:style-name="P6">then appeared two plucky punks</text:p>
      <text:p text:style-name="P6">asking: "We've never heard of you,</text:p>
      <text:p text:style-name="P6">neither of your star,</text:p>
      <text:p text:style-name="P6">do you have mosh pits up on your chunks?"</text:p>
      <text:p text:style-name="P6"/>
      <text:p text:style-name="P10">Bridge</text:p>
      <text:p text:style-name="P6"/>
      <text:p text:style-name="P20">3. Strophe:</text:p>
      <text:p text:style-name="P18"/>
      <text:p text:style-name="P15">Few people bravely grabbed for sticks and stones</text:p>
      <text:p text:style-name="P15">while others took a stool.</text:p>
      <text:p text:style-name="P15">But the aliens just opened a little console</text:p>
      <text:p text:style-name="P15">and said to us: "Keep cool!"</text:p>
      <text:p text:style-name="P16"><text:span text:style-name="T9"/></text:p>
      <text:p text:style-name="P16"><text:span text:style-name="T9"/></text:p>
      <text:p text:style-name="P16"><text:span text:style-name="T9">Bridge wiederholt mit Text:</text:span></text:p>
      <text:p text:style-name="P15"/>
      <text:p text:style-name="P15">The space – this endless zone.</text:p>
      <text:p text:style-name="P15">The earth – that creepy stone.</text:p>
      <text:p text:style-name="P15"/>
      <text:p text:style-name="P20">4. Strophe:</text:p>
      <text:p text:style-name="P15"/>
      <text:p text:style-name="P15">I told you just a fairy tale that never happened so</text:p>
      <text:p text:style-name="P15">but it could be just 'round the bend,</text:p>
      <text:p text:style-name="P15">spaceships flyin' around with aliens on board</text:p>
      <text:p text:style-name="P15">that visit us ev'ry now and then.</text:p>
      <text:p text:style-name="P16"><text:span text:style-name="T9"/></text:p>
      <text:p text:style-name="P16"><text:span text:style-name="T9">Bridge</text:span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19">dm</text:p>
      <text:p text:style-name="P15">"Hello, we live on star Anarchia</text:p>
      <text:p text:style-name="P19">am</text:p>
      <text:p text:style-name="P15">and we heard the earth is wack.</text:p>
      <text:p text:style-name="P19">dm</text:p>
      <text:p text:style-name="P15">So we like to stay a few days here</text:p>
      <text:p text:style-name="P19">am</text:p>
      <text:p text:style-name="P15">and then we're flying back."</text:p>
      <text:p text:style-name="P15"/>
      <text:p text:style-name="P15"/>
      <text:p text:style-name="P15"/>
      <text:p text:style-name="P15"/>
      <text:p text:style-name="P15"/>
      <text:p text:style-name="P15">"Moshpit I admit", one creature said,</text:p>
      <text:p text:style-name="P15">but suddenly t'was crazy loud,</text:p>
      <text:p text:style-name="P15">everywhere stood pigs, armed with nightsticks</text:p>
      <text:p text:style-name="P15">panic spread among the crowd.</text:p>
      <text:p text:style-name="P15"/>
      <text:p text:style-name="P15"/>
      <text:p text:style-name="P6"/>
      <text:p text:style-name="P6"/>
      <text:p text:style-name="P6"/>
      <text:p text:style-name="P6"/>
      <text:p text:style-name="P6">Then I saw a flash and all the cops were gone,</text:p>
      <text:p text:style-name="P6">I said "The hell, what is this marv'lous trick?"</text:p>
      <text:p text:style-name="P6">They answered me "There is no trick,</text:p>
      <text:p text:style-name="P6">we beamed the pigs away,</text:p>
      <text:p text:style-name="P6">to the ghetto of the stinkrich dicks."</text:p>
      <text:p text:style-name="P6"/>
      <text:p text:style-name="P7"/>
      <text:p text:style-name="P7"/>
      <text:p text:style-name="P7">The space – this endless zone.</text:p>
      <text:p text:style-name="P7">The earth – that creepy stone.</text:p>
      <text:p text:style-name="P6"/>
      <text:p text:style-name="P7"/>
      <text:p text:style-name="P6"/>
      <text:p text:style-name="P6">Anyway that story's living in my heart</text:p>
      <text:p text:style-name="P6">and it gives my dreams huge wings.</text:p>
      <text:p text:style-name="P6">even if Anarchia is merely just a star</text:p>
      <text:p text:style-name="P6">I really like that little thing.</text:p>
      <text:p text:style-name="P6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 Mono" fo:font-size="7pt" officeooo:rsid="001a7cd5" officeooo:paragraph-rsid="0035a3d3" style:font-size-asian="7pt" style:font-size-complex="7pt"/>
    </style:style>
    <style:style style:name="MP2" style:family="paragraph" style:parent-style-name="Footer">
      <style:text-properties style:font-name="DejaVu Sans Mono" fo:font-size="7pt" officeooo:rsid="000e3427" officeooo:paragraph-rsid="0035a3d3" style:font-size-asian="7pt" style:font-size-complex="7pt"/>
    </style:style>
    <style:style style:name="MT1" style:family="text">
      <style:text-properties officeooo:rsid="003a05f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5272*" fo:start-indent="0cm" fo:end-indent="0.249cm"/>
          <style:column style:rel-width="5273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/>
      </style:header-style>
      <style:footer-style>
        <style:header-footer-properties fo:min-height="0.6cm" fo:margin-left="0cm" fo:margin-right="0cm" fo:margin-top="0.499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MP1">Jan Kosyk -- klavierpunk.de<text:tab/><text:tab/><text:span text:style-name="MT1">Anarchia</text:span> -- <text:page-number text:select-page="current">1</text:page-number>/<text:page-count>1</text:page-count></text:p>
      </style:header>
      <style:footer>
        <text:p text:style-name="MP2">Lizenz: CC BY-SA 3.0 DE -- https://creativecommons.org/licenses/by-sa/3.0/de/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30T23:24:21.933034678</meta:creation-date>
    <dc:date>2021-11-24T11:13:07.009986051</dc:date>
    <meta:editing-duration>PT53M4S</meta:editing-duration>
    <meta:editing-cycles>36</meta:editing-cycles>
    <meta:generator>LibreOffice/7.0.4.2$Linux_X86_64 LibreOffice_project/00$Build-2</meta:generator>
    <meta:print-date>2021-11-24T11:12:56.323834585</meta:print-date>
    <meta:document-statistic meta:table-count="0" meta:image-count="0" meta:object-count="0" meta:page-count="1" meta:paragraph-count="59" meta:word-count="318" meta:character-count="1671" meta:non-whitespace-character-count="1392"/>
  </office:meta>
</office:document-meta>
</file>